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------------------&lt; com.mycompany:SimpleCalculator &gt;-------------------</text:p>
      <text:p text:style-name="Standard">Building SimpleCalculator 1.0-SNAPSHOT</text:p>
      <text:p text:style-name="Standard">--------------------------------[ jar ]---------------------------------</text:p>
      <text:p text:style-name="Standard"/>
      <text:p text:style-name="Standard">--- exec-maven-plugin:3.0.0:exec (default-cli) @ SimpleCalculator ---</text:p>
      <text:p text:style-name="Standard">Hi, I am really good at math! Put me to the test.</text:p>
      <text:p text:style-name="Standard">Please enter two numbers and then press Enter</text:p>
      <text:p text:style-name="Standard">3 6</text:p>
      <text:p text:style-name="Standard">Please enter one of the operations +, -, * or / and press Enter</text:p>
      <text:p text:style-name="Standard">+</text:p>
      <text:p text:style-name="Standard">9</text:p>
      <text:p text:style-name="Standard">I'm great at addition! </text:p>
      <text:p text:style-name="Standard">Play again [Y/N]?</text:p>
      <text:p text:style-name="Standard">n</text:p>
      <text:p text:style-name="Standard">Bye bye!</text:p>
      <text:p text:style-name="Standard">___________________________________________________________________________________</text:p>
      <text:p text:style-name="Standard">Hi, I am really good at math! Put me to the test.</text:p>
      <text:p text:style-name="Standard">Please enter two numbers and then press Enter</text:p>
      <text:p text:style-name="Standard">2.7 0.82</text:p>
      <text:p text:style-name="Standard">Please enter one of the operations +, -, * or / and press Enter</text:p>
      <text:p text:style-name="Standard">-</text:p>
      <text:p text:style-name="Standard">1.88</text:p>
      <text:p text:style-name="Standard">I'm great at subtraction! </text:p>
      <text:p text:style-name="Standard">Play again [Y/N]?</text:p>
      <text:p text:style-name="Standard">n</text:p>
      <text:p text:style-name="Standard">Bye bye!</text:p>
      <text:p text:style-name="Standard">___________________________________________________________________________________</text:p>
      <text:p text:style-name="Standard">Hi, I am really good at math! Put me to the test.</text:p>
      <text:p text:style-name="Standard">Please enter two numbers and then press Enter</text:p>
      <text:p text:style-name="Standard">1 3</text:p>
      <text:p text:style-name="Standard">Please enter one of the operations +, -, * or / and press Enter</text:p>
      <text:p text:style-name="Standard">/</text:p>
      <text:p text:style-name="Standard">0.333333</text:p>
      <text:p text:style-name="Standard">I'm great at division! </text:p>
      <text:p text:style-name="Standard">Play again [Y/N]?</text:p>
      <text:p text:style-name="Standard">y</text:p>
      <text:p text:style-name="Standard">Hi, I am really good at math! Put me to the test.</text:p>
      <text:p text:style-name="Standard">Please enter two numbers and then press Enter</text:p>
      <text:p text:style-name="Standard">3.14 2</text:p>
      <text:p text:style-name="Standard">Please enter one of the operations +, -, * or / and press Enter</text:p>
      <text:p text:style-name="Standard">*</text:p>
      <text:p text:style-name="Standard">6.28</text:p>
      <text:p text:style-name="Standard">I'm great at multiplication! </text:p>
      <text:p text:style-name="Standard">Play again [Y/N]?</text:p>
      <text:p text:style-name="Standard">y</text:p>
      <text:p text:style-name="Standard">Hi, I am really good at math! Put me to the test.</text:p>
      <text:p text:style-name="Standard">Please enter two numbers and then press Enter</text:p>
      <text:p text:style-name="Standard">2 3</text:p>
      <text:p text:style-name="Standard"><text:soft-page-break/>Please enter one of the operations +, -, * or / and press Enter</text:p>
      <text:p text:style-name="Standard">$</text:p>
      <text:p text:style-name="Standard">I can compute really well, but what you entered is not one of the operations I know ...</text:p>
      <text:p text:style-name="Standard">Play again [Y/N]?</text:p>
      <text:p text:style-name="Standard">n</text:p>
      <text:p text:style-name="Standard">Bye by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6:56:46.664991027</meta:creation-date>
    <dc:date>2022-10-15T17:10:43.571527154</dc:date>
    <meta:editing-duration>PT3M46S</meta:editing-duration>
    <meta:editing-cycles>1</meta:editing-cycles>
    <meta:document-statistic meta:table-count="0" meta:image-count="0" meta:object-count="0" meta:page-count="2" meta:paragraph-count="53" meta:word-count="268" meta:character-count="1549" meta:non-whitespace-character-count="1332"/>
    <meta:generator>LibreOffice/6.0.7.3$Linux_X86_64 LibreOffice_project/00m0$Build-3</meta:generator>
  </office:meta>
</office:document-meta>
</file>